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Lucida Sans1" svg:font-family="'Lucida Sans'" style:font-family-generic="swiss"/>
    <style:font-face style:name="Tahoma"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4"/>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list-style-name="WW8Num3"/>
    <style:style style:name="P4" style:family="paragraph" style:parent-style-name="Standard" style:list-style-name="WW8Num1"/>
    <style:style style:name="P5" style:family="paragraph" style:parent-style-name="Standard" style:list-style-name="WW8Num2"/>
    <style:style style:name="P6" style:family="paragraph" style:parent-style-name="Standard">
      <style:text-properties fo:language="fr" fo:country="FR"/>
    </style:style>
    <style:style style:name="P7" style:family="paragraph" style:parent-style-name="Standard">
      <style:text-properties fo:language="fr" fo:country="FR"/>
    </style:style>
    <style:style style:name="P8" style:family="paragraph" style:parent-style-name="Standard">
      <style:paragraph-properties fo:margin-left="0.635cm" fo:margin-right="0cm" fo:text-indent="0cm" style:auto-text-indent="false"/>
    </style:style>
    <style:style style:name="P9" style:family="paragraph" style:parent-style-name="Heading_20_1" style:master-page-name="Standard">
      <style:paragraph-properties fo:text-align="center" style:justify-single-word="false" style:page-number="auto"/>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style:text-position="super 58%"/>
    </style:style>
    <style:style style:name="T3" style:family="text">
      <style:text-properties fo:language="fr" fo:country="FR"/>
    </style:style>
    <style:style style:name="T4" style:family="text">
      <style:text-properties fo:language="fr" fo:country="F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rojet Pac’s Men</text:h>
      <text:p text:style-name="Standard"/>
      <text:p text:style-name="P2">Présentation globale :</text:p>
      <text:p text:style-name="Standard"/>
      <text:p text:style-name="Standard">Nous allons réaliser un jeu qui comportera les critères suivants :</text:p>
      <text:list xml:id="list6711062233971769202" text:style-name="WW8Num4">
        <text:list-item>
          <text:p text:style-name="P1">Jeu 2D vue de dessus</text:p>
        </text:list-item>
        <text:list-item>
          <text:p text:style-name="P1">Déplacement dans 4 directions</text:p>
        </text:list-item>
        <text:list-item>
          <text:p text:style-name="P1">Ennemis attaquant le joueur</text:p>
        </text:list-item>
        <text:list-item>
          <text:p text:style-name="P1">Utilisation PyGame</text:p>
        </text:list-item>
        <text:list-item>
          <text:p text:style-name="P1">Map aléatoire (sauf boss)</text:p>
        </text:list-item>
        <text:list-item>
          <text:p text:style-name="P1">Donjon en 3 cartes </text:p>
        </text:list-item>
        <text:list-item>
          <text:p text:style-name="P1">Difficulté progressive croissante </text:p>
        </text:list-item>
        <text:list-item>
          <text:p text:style-name="P1">Inventaire et item</text:p>
        </text:list-item>
        <text:list-item>
          <text:p text:style-name="P1">Combats après collision</text:p>
        </text:list-item>
        <text:list-item>
          <text:p text:style-name="P1">Personnages et caractéristiques </text:p>
        </text:list-item>
      </text:list>
      <text:p text:style-name="Standard"/>
      <text:p text:style-name="P2">Répartition des taches :</text:p>
      <text:p text:style-name="P2"/>
      <text:p text:style-name="Standard">Sébastien&amp;Emeric :</text:p>
      <text:list xml:id="list3085302391454092876" text:style-name="WW8Num3">
        <text:list-item>
          <text:p text:style-name="P3">Map aléatoire</text:p>
        </text:list-item>
        <text:list-item>
          <text:p text:style-name="P3">Collision </text:p>
        </text:list-item>
        <text:list-item>
          <text:p text:style-name="P3">Donjon</text:p>
        </text:list-item>
      </text:list>
      <text:p text:style-name="Standard"/>
      <text:p text:style-name="Standard">Martin&amp;P.A. :</text:p>
      <text:list xml:id="list261871972966879125" text:style-name="WW8Num1">
        <text:list-item>
          <text:p text:style-name="P4">Combats </text:p>
        </text:list-item>
        <text:list-item>
          <text:p text:style-name="P4">Ennemis </text:p>
        </text:list-item>
        <text:list-item>
          <text:p text:style-name="P4">Items </text:p>
        </text:list-item>
      </text:list>
      <text:p text:style-name="Standard"/>
      <text:p text:style-name="Standard">Clarisse&amp;Nassim :</text:p>
      <text:list xml:id="list626913130708579762" text:style-name="WW8Num2">
        <text:list-item>
          <text:p text:style-name="P5">Dessin de la map </text:p>
        </text:list-item>
        <text:list-item>
          <text:p text:style-name="P5">Dessin des items</text:p>
        </text:list-item>
        <text:list-item>
          <text:p text:style-name="P5">Dessin des personnages </text:p>
        </text:list-item>
        <text:list-item>
          <text:p text:style-name="P5">Intégration </text:p>
        </text:list-item>
        <text:list-item>
          <text:p text:style-name="P5">Histoire</text:p>
        </text:list-item>
      </text:list>
      <text:p text:style-name="Standard"/>
      <text:p text:style-name="Standard">Script (provisoire) :</text:p>
      <text:p text:style-name="Standard">Pac s’est fait capturé par le méchant Scrap, toi, un mercenaire a la recherche d’aventure veut aider les amis de Pac a le sauver.</text:p>
      <text:p text:style-name="Standard"/>
      <text:p text:style-name="Standard">Persos : Nous 6</text:p>
      <text:p text:style-name="Standard"/>
      <text:p text:style-name="Standard">Item premiers: DPS</text:p>
      <text:p text:style-name="Standard"/>
      <text:p text:style-name="Standard"/>
      <text:p text:style-name="Standard">Map des boss: murs/obstacles prédéfinis, selon la map, mettre +/- d’accessoires</text:p>
      <text:p text:style-name="Standard"/>
      <text:p text:style-name="Standard">SFML python a voire </text:p>
      <text:p text:style-name="P8"><text:soft-page-break/>style de combat:</text:p>
      <text:p text:style-name="P8"/>
      <text:p text:style-name="P8">un contre plusieurs</text:p>
      <text:p text:style-name="P8">pas de régénération de pv entre les combat</text:p>
      <text:p text:style-name="P8">pas de compagnon</text:p>
      <text:p text:style-name="P8">un objet, une compétence et une arme par tableau</text:p>
      <text:p text:style-name="P8"><text:s/></text:p>
      <text:p text:style-name="P8"/>
      <text:p text:style-name="P8"/>
      <text:p text:style-name="P8">Script : </text:p>
      <text:p text:style-name="Standard"/>
      <text:p text:style-name="Standard"><text:s/>Vous êtes un ancien membre d’une guilde nommé les Pac’s Men dont les membres ont été séparés après la défaite de l’armée de Dénoma face à celle de Brigos. Pour échapper à l’esclavage ou à l’exécution des vaincus vous avez dû vous enfuir, blessé durant le combat. Vous avez dû donner l’équipement qu’il vous restait pour vous faire soigner et survivre. Depuis vous travaillez en tant que mercenaire tout en essayant de retrouver les autres membres de la guilde.</text:p>
      <text:p text:style-name="Standard">Vous êtes actuellement dans une taverne miteuse dans la ville d’Esthar. Ville corrompue par la cruauté d’Empyrion célèbre gouverneur de Brigos mis en place après la prise de la ville qui torture lui-même les personnes suspectées d’aider Dénoma.</text:p>
      <text:p text:style-name="Standard"/>
      <text:p text:style-name="Standard"/>
      <text:p text:style-name="Standard"/>
      <text:p text:style-name="Standard"/>
      <text:p text:style-name="Standard">Une jeune femme les larmes aux yeux vient demander de l’aide dans la taverne, son ami Scrap, un petit golem de fer né grâce à la magie et possédant des capacités a été capturé par les sbires de Thunderlord, un savant fou connu pour créer des monstres. Les autres mercenaires l’écoute à peine mais à un moment elle parle d’un château, celui de Gorfath dont elle a entendu les sbires parler. Entendant cela vous vous levez et allez la voir.</text:p>
      <text:p text:style-name="Standard"/>
      <text:p text:style-name="Standard">«Savez vous pourquoi il a capturé votre ami ?</text:p>
      <text:p text:style-name="Standard">-Les hommes m’ont dit que Thunderlord voulait récupérer les pouvoirs de Scrap pour pouvoir donner vie à ses créatures. Lâcha-t-elle.</text:p>
      <text:p text:style-name="Standard">- Vous avez parlé du château de Gorfath que savez-vous de ce château ? </text:p>
      <text:p text:style-name="Standard">-J’ai entendu les sbires parler d’une caverne sur le chemin, dit-elle en reniflant,</text:p>
      <text:p text:style-name="Standard">Pouvez-vous m’aider ? » Implore-t-elle.</text:p>
      <text:p text:style-name="Standard">Vous connaissez ce château souterrain vous y êtes déjà allé avec votre guilde. Peut-être certains y sont retournés. Vous décidez de tenter l’aventure.</text:p>
      <text:p text:style-name="Standard">« Je vais y aller.</text:p>
      <text:p text:style-name="Standard">-Merci beaucoup ! Je vais vous donner votre argent » Dit-elle séchant ses larmes.</text:p>
      <text:p text:style-name="Standard">-Vous me paierez si je reviens avec Scrap.</text:p>
      <text:p text:style-name="Standard">-D’accord si vous le voulez  dit-elle, troublée.</text:p>
      <text:p text:style-name="Standard">-Je partirai demain à l’aube. »</text:p>
      <text:p text:style-name="Standard"/>
      <text:p text:style-name="Standard">Vous vous réveillez le lendemain et vous allez aux portes de la ville.</text:p>
      <text:p text:style-name="Standard">Vous partez vers le Nord en direction de la caverne par la plaine de Brilliance, le chemin sera long et probablement semé d’ennemis … </text:p>
      <text:p text:style-name="Standard"/>
      <text:p text:style-name="Standard"/>
      <text:p text:style-name="Standard"/>
      <text:p text:style-name="Standard"><text:soft-page-break/>1<text:span text:style-name="T2">er</text:span> boss : Troll Onlin</text:p>
      <text:p text:style-name="Standard"/>
      <text:p text:style-name="Standard">Arrivé devant l’entrée de la caverne après la longue traversée de la plaine, vous apercevez un immense troll enchaîné devant la caverne qui vous empêche de passer. Celui-ci est en mauvaise posture il est blessé par les chaînes et a une longue estafilade sur le flanc droit il porte aussi des marques au fer rouge dans le dos.</text:p>
      <text:p text:style-name="Standard"/>
      <text:p text:style-name="Standard">Vous vous approchez lorsqu’il se met à vous parler :</text:p>
      <text:p text:style-name="Standard">«- Ne t’approche pas humain ou je devrais t’abattre. Dit-il.</text:p>
      <text:p text:style-name="Standard">-Que fais-tu ici ?</text:p>
      <text:p text:style-name="Standard">-Je ne dois laisser personne rentrer dans la caverne. Dit-il.</text:p>
      <text:p text:style-name="Standard">-C’est Thunderlord qui t’as enchaîné ici ?</text:p>
      <text:p text:style-name="Standard">-Oui c’est lui … lâcha-t-il dans un murmure.</text:p>
      <text:p text:style-name="Standard">-Et si je te libère tu me laisseras passer ?</text:p>
      <text:p text:style-name="Standard">-Non je ne peux pas Thunderlord est trop puissant il me retrouvera et il me brûlera à nouveau dit-il en me montrant les brûlures dans son dos</text:p>
      <text:p text:style-name="Standard">-Alors battons nous »</text:p>
      <text:p text:style-name="Standard"/>
      <text:p text:style-name="Standard"/>
      <text:p text:style-name="Standard">Après combat : </text:p>
      <text:p text:style-name="Standard">Le Troll blessé gravement vous parle :</text:p>
      <text:p text:style-name="Standard">« Pitié, je ne veux pas mourir pour ce combat, je te laisse passer. Dit-il</text:p>
      <text:p text:style-name="Standard">-Si je te libère et que je tue Thunderlord tu seras libre. Tu pourras retourner d’où tu viens.</text:p>
      <text:p text:style-name="Standard">-Tu sembles être un humain de grande valeur peut-être que tu peux le tuer … </text:p>
      <text:p text:style-name="Standard">Le troll regarde un coffre dans un coin :</text:p>
      <text:p text:style-name="Standard">-Va voir ce coffre tu trouveras peut-être de quoi t’aider dans ta quête, ce sont les restes de ceux qui t’ont précédés … J’espère que tu y arriveras humain car sinon nous mourrons tous les deux … » Finit-il</text:p>
      <text:p text:style-name="Standard"/>
      <text:p text:style-name="Standard">Vous libérez le Troll et allez voir le coffre.</text:p>
      <text:p text:style-name="Standard">####*** OBTENTION STUFF 2 ***####</text:p>
      <text:p text:style-name="Standard"/>
      <text:p text:style-name="Standard">Vous passez sous l’immense ache marquant le début de la caverne …</text:p>
      <text:p text:style-name="Standard"/>
      <text:p text:style-name="Standard">2eme boss Duo de démons gardiens</text:p>
      <text:p text:style-name="Standard"/>
      <text:p text:style-name="Standard">Vous discernez enfin les portes du château taillé à même la roche de la caverne. Mais deux monstres en gardent les portes. Le premier émet une lumière violette par une dizaine d’yeux</text:p>
      <text:p text:style-name="Standard">Et son corps comporte de nombreuses runes brillantes. Le second est recouvert de pics, tient une immense épée et deux crocs affûtés sortent de sa gueule béante. Tout d’un coup le 1<text:span text:style-name="T2">er</text:span> regarde dans votre direction et parle à l’autre. Vous sortez de votre cachette et vous avancez vers eux.</text:p>
      <text:p text:style-name="Standard"/>
      <text:p text:style-name="Standard">« -qu es ce que vous êtes ? </text:p>
      <text:p text:style-name="Standard">-nous ssssssommes les jumeaux du Néant petite proie…. siffle le premier.</text:p>
      <text:p text:style-name="Standard">-pourquoi gardez vous la porte ?</text:p>
      <text:p text:style-name="Standard">-Pourrrr le sang que le passeurrr nous a promis …gronde le 2eme</text:p>
      <text:p text:style-name="Standard">-Quel passeur ?</text:p>
      <text:p text:style-name="Standard">-tu possses trop de questions petite proie alors que nous voulons TON SANG ! »</text:p>
      <text:p text:style-name="Standard"/>
      <text:p text:style-name="Standard"><text:soft-page-break/></text:p>
      <text:p text:style-name="Standard"/>
      <text:p text:style-name="Standard">Combat</text:p>
      <text:p text:style-name="Standard"/>
      <text:p text:style-name="Standard">Apres combat</text:p>
      <text:p text:style-name="Standard"/>
      <text:p text:style-name="Standard">Une fois les abominations abattues. Vous cherchez sur leurs corps si elles n’ont pas des coses qui pourraient vous être utiles pour affronter Thunderlord.</text:p>
      <text:p text:style-name="Standard"/>
      <text:p text:style-name="Standard">####*** OBTENTION STUFF 3 ***####</text:p>
      <text:p text:style-name="Standard"/>
      <text:p text:style-name="Standard">Vous poussez difficilement les portes en bois dans un grincement de fer rouillé …</text:p>
      <text:p text:style-name="Standard"/>
      <text:p text:style-name="Standard"/>
      <text:p text:style-name="Standard"/>
      <text:p text:style-name="Standard">Rencontre avec Thunderlord : </text:p>
      <text:p text:style-name="Standard">Vous arrivez finalement face à une porte entièrement en métal avec une pierre rouge en son centre. La porte n’a pas de poignée vous décidez d’appuyer sur la gemme. La porte s’ouvre …</text:p>
      <text:p text:style-name="Standard"/>
      <text:p text:style-name="Standard">Vous arrivez dans une salle contenant de nombreuses cages remplies de monstres ou d’humains. Certains n’ont plus de jambes ou de bras et d’autres ont de longues cicatrices parfois avec des tubes en sortant.</text:p>
      <text:p text:style-name="Standard">Au bout de la pièce à côté d’une collection de scies et de matériel d’alchimie trouve une table d’opération sur laquelle se trouve Scrap. Un homme semble se tenir devant lui et le prépare pour l’ouvrir.</text:p>
      <text:p text:style-name="Standard">En vous entendant il se retourne.</text:p>
      <text:p text:style-name="Standard">Vous réalisez que l’homme a la peau bleu mat et que ses trois yeux sont cyans, il a un immense parchemin enroulé dans son dos qui semble connecté à son corps par des bandelettes. Une grosse amulette est posée sur son torse d’un rouge carmin mais sa peau la recouvre et ses veines rentrent dans la pierre.</text:p>
      <text:p text:style-name="Standard"/>
      <text:p text:style-name="Standard">« -Je ne pensais pas qu’une personne de votre acabit pourrait arriver aussi loin dans mon château … dit-il une lueur d’intérêt dans les yeux.</text:p>
      <text:p text:style-name="Standard">-Ce n’est même pas votre château.</text:p>
      <text:p text:style-name="Standard">-Peu de gens savent cela dit-il</text:p>
      <text:p text:style-name="Standard">-Seulement ceux qui l’ont libéré la première fois.</text:p>
      <text:p text:style-name="Standard">-Vous faites donc partie de cette fameuse guilde … enfin ancienne guilde puisque vous êtes seul.</text:p>
      <text:p text:style-name="Standard">-Je suis venu récupérer le golem de fer.</text:p>
      <text:p text:style-name="Standard">-Je crains que ce ne soit pas possible j’ai besoin de lui pour une expérience …</text:p>
      <text:p text:style-name="Standard">-<text:span text:style-name="T3">Oui je sais vous créez des monstres mais je repartirai avec lui.</text:span></text:p>
      <text:p text:style-name="Standard"><text:span text:style-name="T3">-Dans ce cas la je vais devoir vous tuer ...</text:span><text:span text:style-name="T3">”</text:span></text:p>
      <text:p text:style-name="P6"/>
      <text:p text:style-name="P6">FINAL BOSS BATTLE</text:p>
      <text:p text:style-name="P6"/>
      <text:p text:style-name="Standard"><text:span text:style-name="T3">Après un combat difficile face à Thunderlord vous arrivez finalement à le blesser gravement alors que celui-ci recule sous le choc ses yeux changent de couleur. Du bleu ils passent au noir et des éclairs commencent à sortir de l</text:span><text:span text:style-name="T3">’amulette.</text:span></text:p>
      <text:p text:style-name="P6">“-Un jour je reviendrais et je te tuerais qui que tu sois !!!” hurla-t-il</text:p>
      <text:p text:style-name="P6"/>
      <text:p text:style-name="P6"><text:soft-page-break/></text:p>
      <text:p text:style-name="P6">Avant de disparaitre dans un éclat assourdissant.</text:p>
      <text:p text:style-name="P6"/>
      <text:p text:style-name="P6">Vous vous trainez à la table ou Scrap est attaché et le libérez de ses liens.</text:p>
      <text:p text:style-name="P6">Celui-ci heureux part vers un coin de la pièce en emettant plein de petits bruits mécaniques à votre égard.</text:p>
      <text:p text:style-name="Standard"><text:span text:style-name="T3">Il ramène une lettre orné du sceau des Pac</text:span><text:span text:style-name="T3">’s men</text:span></text:p>
      <text:p text:style-name="P6">Vous l’ouvrez:</text:p>
      <text:p text:style-name="P6"/>
      <text:p text:style-name="P6">“Membres de la Guilde</text:p>
      <text:p text:style-name="P6"/>
      <text:p text:style-name="P6">Si vous voyez ce message sachez que je part en direction de Frasumn pour tenter de rejoindre les rebelles contre Brigos. J’espère que vous arriverez à me rejoindre ou j’espère qu’au moins certains d’entre vous ssont toujours en vie.</text:p>
      <text:p text:style-name="P6"/>
      <text:p text:style-name="P6">Samyra”</text:p>
      <text:p text:style-name="P6"/>
      <text:p text:style-name="P6">Samyra était l’elfe de la guilde et elle est toujours en vie, en lisant la lettre vous décidez de d’aller vers Frasumn quoi qu’il en coute. Peut-être que les autres ont aussi réussi à la rejoindre ...</text:p>
      <text:p text:style-name="P6"/>
      <text:p text:style-name="P6"/>
      <text:p text:style-name="P6">FIN</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Lucida Sans1" svg:font-family="'Lucida Sans'" style:font-family-generic="swiss"/>
    <style:font-face style:name="Tahoma"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fr" fo:country="FR" style:font-name-asian="Times New Roman1" style:font-size-asian="12pt" style:language-asian="fr" style:country-asian="FR"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t Pac’s Men</dc:title>
    <meta:initial-creator>Martin ABELARD</meta:initial-creator>
    <meta:creation-date>2017-04-12T12:09:00</meta:creation-date>
    <dc:creator>Pierre-Antoine Aubinaud</dc:creator>
    <dc:date>2017-05-04T07:57:17.28</dc:date>
    <meta:editing-cycles>8</meta:editing-cycles>
    <meta:document-statistic meta:table-count="0" meta:image-count="0" meta:object-count="0" meta:page-count="5" meta:paragraph-count="120" meta:word-count="1483" meta:character-count="8304"/>
    <meta:generator>OpenOffice/4.1.3$Win32 OpenOffice.org_project/413m1$Build-9783</meta:generator>
    <meta:user-defined meta:name="KSOProductBuildVer">1033-10.2.0.5811</meta:user-defined>
  </office:meta>
</office:document-meta>
</file>